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3c7" officeooo:paragraph-rsid="001233c7"/>
    </style:style>
    <style:style style:name="P2" style:family="paragraph" style:parent-style-name="Standard">
      <style:text-properties officeooo:paragraph-rsid="001233c7"/>
    </style:style>
    <style:style style:name="P3" style:family="paragraph" style:parent-style-name="Standard">
      <style:text-properties officeooo:rsid="001420a3" officeooo:paragraph-rsid="001420a3"/>
    </style:style>
    <style:style style:name="P4" style:family="paragraph" style:parent-style-name="Standard">
      <style:text-properties fo:font-variant="normal" fo:text-transform="none" fo:color="#212121" style:font-name="Roboto" fo:font-size="8.25pt" fo:letter-spacing="normal" fo:font-style="normal" fo:font-weight="normal" officeooo:rsid="001ad088" officeooo:paragraph-rsid="001d0d4d"/>
    </style:style>
    <style:style style:name="P5" style:family="paragraph" style:parent-style-name="Standard">
      <style:text-properties fo:font-variant="normal" fo:text-transform="none" fo:color="#212121" style:font-name="Roboto" fo:font-size="9.75pt" fo:letter-spacing="normal" fo:font-style="normal" fo:font-weight="normal" officeooo:rsid="001ad088" officeooo:paragraph-rsid="001d0d4d"/>
    </style:style>
    <style:style style:name="P6" style:family="paragraph" style:parent-style-name="Standard">
      <style:text-properties fo:font-variant="normal" fo:text-transform="none" fo:color="#212121" style:font-name="Roboto" fo:font-size="9.75pt" fo:letter-spacing="normal" fo:font-style="normal" fo:font-weight="normal" officeooo:paragraph-rsid="001233c7"/>
    </style:style>
    <style:style style:name="P7" style:family="paragraph" style:parent-style-name="Standard">
      <style:text-properties officeooo:rsid="001ad088" officeooo:paragraph-rsid="001ad088"/>
    </style:style>
    <style:style style:name="P8" style:family="paragraph" style:parent-style-name="Standard">
      <style:text-properties officeooo:rsid="001bc4f8" officeooo:paragraph-rsid="001bc4f8"/>
    </style:style>
    <style:style style:name="P9" style:family="paragraph" style:parent-style-name="Standard">
      <style:text-properties officeooo:rsid="001bc4f8" officeooo:paragraph-rsid="001d0d4d"/>
    </style:style>
    <style:style style:name="P10" style:family="paragraph" style:parent-style-name="Standard">
      <style:text-properties fo:color="#000000" style:font-name="0" fo:font-size="10pt" style:font-size-asian="10pt"/>
    </style:style>
    <style:style style:name="P11" style:family="paragraph" style:parent-style-name="Standard">
      <style:text-properties fo:color="#0e00ff" style:font-name="0" fo:font-size="10pt" style:font-size-asian="10pt"/>
    </style:style>
    <style:style style:name="P12" style:family="paragraph" style:parent-style-name="Standard">
      <style:text-properties officeooo:rsid="001233c7" officeooo:paragraph-rsid="001233c7"/>
    </style:style>
    <style:style style:name="P13" style:family="paragraph" style:parent-style-name="Standard">
      <style:text-properties officeooo:rsid="001e9f5f" officeooo:paragraph-rsid="001e9f5f"/>
    </style:style>
    <style:style style:name="P14" style:family="paragraph" style:parent-style-name="Standard">
      <style:text-properties officeooo:paragraph-rsid="001e9f5f"/>
    </style:style>
    <style:style style:name="T1" style:family="text">
      <style:text-properties fo:font-size="9.75pt"/>
    </style:style>
    <style:style style:name="T2" style:family="text">
      <style:text-properties fo:font-size="9.75pt" officeooo:rsid="00154aec"/>
    </style:style>
    <style:style style:name="T3" style:family="text">
      <style:text-properties officeooo:rsid="00163fa1"/>
    </style:style>
    <style:style style:name="T4" style:family="text">
      <style:text-properties officeooo:rsid="0017adfd"/>
    </style:style>
    <style:style style:name="T5" style:family="text">
      <style:text-properties officeooo:rsid="00187da8"/>
    </style:style>
    <style:style style:name="T6" style:family="text">
      <style:text-properties officeooo:rsid="001ad088"/>
    </style:style>
    <style:style style:name="T7" style:family="text">
      <style:text-properties officeooo:rsid="001bc4f8"/>
    </style:style>
    <style:style style:name="T8" style:family="text">
      <style:text-properties officeooo:rsid="001d0d4d"/>
    </style:style>
    <style:style style:name="T9" style:family="text">
      <style:text-properties fo:color="#0e00ff" style:font-name="0" fo:font-size="10pt" style:font-size-asian="10pt"/>
    </style:style>
    <style:style style:name="T10" style:family="text">
      <style:text-properties fo:color="#000000" style:font-name="0" fo:font-size="10pt" style:font-size-asian="10pt"/>
    </style:style>
    <style:style style:name="T11" style:family="text">
      <style:text-properties officeooo:rsid="001e9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1">Proprio prima, algoritmo retropropagazione, punto 3trogli all’indietro. </text:span></text:p>
      <text:p text:style-name="P14"><text:span text:style-name="T11">Vedi parentesi brutta dopo 1rigo</text:span></text:p>
      <text:p text:style-name="P1"/>
      <text:p text:style-name="P13">metti reti feed forward e reti deep?</text:p>
      <text:p text:style-name="P1"/>
      <text:p text:style-name="P1">Parlando dei canali accelerometri ricorda di mettere canali HL</text:p>
      <text:p text:style-name="P1"/>
      <text:p text:style-name="P3">cabmia posizione immagini ,mettile entrambe all’inizio della sezione Dataset</text:p>
      <text:p text:style-name="P1"/>
      <text:p text:style-name="P1">prima capitolo som:</text:p>
      <text:p text:style-name="P1">Per questo motivo, nella seguente sezione viene messa in atto una procedura al fine di ottenere un dataset quanto più possibilmente privo di errori o tracce ambigue.</text:p>
      <text:p text:style-name="P2"/>
      <text:p text:style-name="P8">T_i = (t_T_i-pre… +post)</text:p>
      <text:p text:style-name="P8">\tilde T_i = <text:s/>[(t_T_i-pre… +post) – media ] / std(\tildeT_i)</text:p>
      <text:p text:style-name="P2"/>
      <text:p text:style-name="Standard"><text:span text:style-name="T3">che identifica i pre·10 −2 secondi precedenti e i post·10 −2 secondi successivi al tempo di arrivo T P, </text:span><text:span text:style-name="T6">con pre e post numeri interi</text:span><text:span text:style-name="T3">. Di seguito utilizzaremo sempre <text:s/>pre = 20, in modo da concentrarci a partire dai 20 punti precedenti l’arrivo dell’onda P. </text:span><text:span text:style-name="T4">Successivamente abbiamo sottratto</text:span><text:span text:style-name="T3"> la media </text:span><text:span text:style-name="T4">della traccia</text:span><text:span text:style-name="T3">, </text:span><text:span text:style-name="T4">calcolata sul rumore , in particolare la media </text:span><text:span text:style-name="T3">dei primi 15 punti (</text:span><text:span text:style-name="T4">non 20 per essere sicuri di non inglobare nessuna oscillazione derivante dal sisma</text:span><text:span text:style-name="T3">), </text:span><text:span text:style-name="T4">e diviso per la deviazione standard di tutta la traccia, </text:span><text:span text:style-name="T8">come indicato nella</text:span><text:span text:style-name="T4">.</text:span><text:span text:style-name="T3"> </text:span>A <text:span text:style-name="T4">questo punto viene applicata l</text:span>a tecninca della PCA ai <text:s/>dati, <text:span text:style-name="T5">in questa forma, </text:span><text:span text:style-name="T4">ed identifichiamo le prime 4 componenti dei vettori vi che utilizzeremo per la SOM come le </text:span>prime 4 PCA scores.</text:p>
      <text:p text:style-name="P7">I restanti post-1 elementi di vettori v_i <text:span text:style-name="T7">sono delle opportune medie </text:span><text:span text:style-name="T8">di porzioni del vettore \tilde T_i. <text:s/>Spiega questo .</text:span></text:p>
      <text:p text:style-name="P7"/>
      <text:p text:style-name="P4"><text:span text:style-name="T2">‘scale’: </text:span><text:span text:style-name="T1">Scale by standard deviation.</text:span></text:p>
      <text:p text:style-name="P5"/>
      <text:p text:style-name="P9"><text:span text:style-name="T9">for </text:span><text:span text:style-name="T10">passo=1:1:post</text:span></text:p>
      <text:p text:style-name="P10"><text:s text:c="5"/>j=j+1;</text:p>
      <text:p text:style-name="P10"><text:s/>medie(j,:)= mean(X(passo:(cc+passo-1),:),1);</text:p>
      <text:p text:style-name="Standard"><text:span text:style-name="T10"><text:s/></text:span><text:span text:style-name="T9">end</text:span></text:p>
      <text:p text:style-name="P11"/>
      <text:p text:style-name="P11"/>
      <text:p text:style-name="P10">provamedie=medie(:,:)-medie(1,:);</text:p>
      <text:p text:style-name="P10"/>
      <text:p text:style-name="P10"/>
      <text:p text:style-name="P10">nn=size(provamedie,1)</text:p>
      <text:p text:style-name="P10"><text:s text:c="2"/>P(ind+1:ind+nn-1,:)=provamedie(2:nn,:);</text:p>
      <text:p text:style-name="P10"/>
      <text:p text:style-name="P10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1:05:30.278564078</meta:creation-date>
    <meta:generator>LibreOffice/6.4.7.2$Linux_X86_64 LibreOffice_project/40$Build-2</meta:generator>
    <dc:date>2022-11-14T16:25:06.082423491</dc:date>
    <meta:editing-duration>PT1H14M35S</meta:editing-duration>
    <meta:editing-cycles>12</meta:editing-cycles>
    <meta:document-statistic meta:table-count="0" meta:image-count="0" meta:object-count="0" meta:page-count="1" meta:paragraph-count="19" meta:word-count="238" meta:character-count="1611" meta:non-whitespace-character-count="1377"/>
  </office:meta>
</office:document-meta>
</file>